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 style:list-style-name="L1">
      <style:paragraph-properties fo:margin-top="0.0791in" fo:margin-bottom="0.0791in" loext:contextual-spacing="false"/>
      <style:text-properties officeooo:rsid="001fcc85" officeooo:paragraph-rsid="001fcc85"/>
    </style:style>
    <style:style style:name="P3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1b3a08" officeooo:paragraph-rsid="001b3a08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1c4ed6" officeooo:paragraph-rsid="001c4ed6"/>
    </style:style>
    <style:style style:name="P6" style:family="paragraph" style:parent-style-name="Standard" style:list-style-name="L1">
      <style:paragraph-properties fo:margin-top="0.0791in" fo:margin-bottom="0.0791in" loext:contextual-spacing="false"/>
      <style:text-properties officeooo:rsid="001e1694" officeooo:paragraph-rsid="001e1694"/>
    </style:style>
    <style:style style:name="P7" style:family="paragraph" style:parent-style-name="Standard" style:list-style-name="L1">
      <style:paragraph-properties fo:margin-top="0.0791in" fo:margin-bottom="0.0791in" loext:contextual-spacing="false"/>
      <style:text-properties officeooo:rsid="00201483" officeooo:paragraph-rsid="002014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list xml:id="list1302343163" text:style-name="L1">
        <text:list-item>
          <text:p text:style-name="P2">Tell them about the active = true, to deactivate manually when necessary</text:p>
        </text:list-item>
        <text:list-item>
          <text:p text:style-name="P3">See the dark/light theme toggle (already navbar button set)</text:p>
        </text:list-item>
        <text:list-item>
          <text:p text:style-name="P3">Check the usage and test the Skeleton.tsx for placeholders, for cards</text:p>
        </text:list-item>
        <text:list-item>
          <text:p text:style-name="P4">Loading.js</text:p>
        </text:list-item>
        <text:list-item>
          <text:p text:style-name="P5">Fetch amenities from Firebase</text:p>
        </text:list-item>
        <text:list-item>
          <text:p text:style-name="P6">Fetch filter options on events page from Firebase</text:p>
        </text:list-item>
        <text:list-item>
          <text:p text:style-name="P7">Card imgs fix siz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3-28T22:51:34.860949089</dc:date>
    <meta:editing-duration>PT11H35M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58" meta:character-count="326" meta:non-whitespace-character-count="283"/>
  </office:meta>
</office:document-meta>
</file>